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0" style:family="table-cell" style:parent-style-name="Pivot_20_Table_20_Corner">
      <style:table-cell-properties fo:border-bottom="none" fo:border-left="2.01pt solid #000000" fo:border-right="none" fo:border-top="none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6" style:family="table-cell" style:parent-style-name="Pivot_20_Table_20_Corner">
      <style:table-cell-properties fo:border-bottom="none" fo:border-left="none" fo:border-right="none" fo:border-top="2.01pt solid #000000"/>
    </style:style>
    <style:style style:name="ce57" style:family="table-cell" style:parent-style-name="Pivot_20_Table_20_Field">
      <style:table-cell-properties fo:border="0.99pt solid #000000"/>
    </style:style>
    <style:style style:name="ce5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3" style:family="table-cell" style:parent-style-name="Pivot_20_Table_20_Corner">
      <style:table-cell-properties fo:border-bottom="none" fo:border-left="none" fo:border-right="0.99pt solid #000000" fo:border-top="none"/>
    </style:style>
    <style:style style:name="ce6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6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6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69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70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7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2" style:family="table-cell" style:parent-style-name="Pivot_20_Table_20_Value" style:data-style-name="N0"/>
    <style:style style:name="ce7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7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7" style:family="table-cell" style:parent-style-name="Pivot_20_Table_20_Value">
      <style:table-cell-properties fo:border-bottom="none" fo:border-left="0.99pt solid #000000" fo:border-right="none" fo:border-top="none"/>
    </style:style>
    <style:style style:name="ce7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8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8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84" style:family="table-cell" style:parent-style-name="Pivot_20_Table_20_Value">
      <style:table-cell-properties fo:border-bottom="0.99pt solid #000000" fo:border-left="none" fo:border-right="none" fo:border-top="none"/>
    </style:style>
    <style:style style:name="ce8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8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8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94" style:family="table-cell" style:parent-style-name="Pivot_20_Table_20_Value">
      <style:table-cell-properties fo:border-bottom="none" fo:border-left="none" fo:border-right="none" fo:border-top="0.99pt solid #000000"/>
    </style:style>
    <style:style style:name="ce9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>
            <table:cell-range-source table:name="CSV_all" xlink:type="simple" xlink:href="../Memory_Evaluation-Signature_Schemes.csv" table:filter-name="Text - txt - csv (StarCalc)" table:filter-options="9/59/44,34,76,1,,0,false,false,true,false,false,0,false,false,true" table:last-column-spanned="10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56" calcext:value-type="float">
            <text:p>3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88" calcext:value-type="float">
            <text:p>351888</text:p>
          </table:table-cell>
          <table:table-cell office:value-type="float" office:value="108772" calcext:value-type="float">
            <text:p>108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232" calcext:value-type="float">
            <text:p>4232</text:p>
          </table:table-cell>
          <table:table-cell office:value-type="float" office:value="351856" calcext:value-type="float">
            <text:p>351856</text:p>
          </table:table-cell>
          <table:table-cell office:value-type="float" office:value="108756" calcext:value-type="float">
            <text:p>108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360" calcext:value-type="float">
            <text:p>8360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456" calcext:value-type="float">
            <text:p>73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360" calcext:value-type="float">
            <text:p>8360</text:p>
          </table:table-cell>
          <table:table-cell office:value-type="float" office:value="514136" calcext:value-type="float">
            <text:p>514136</text:p>
          </table:table-cell>
          <table:table-cell office:value-type="float" office:value="157772" calcext:value-type="float">
            <text:p>157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40" calcext:value-type="float">
            <text:p>121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76880" calcext:value-type="float">
            <text:p>76880</text:p>
          </table:table-cell>
          <table:table-cell office:value-type="float" office:value="31080" calcext:value-type="float">
            <text:p>31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2216" calcext:value-type="float">
            <text:p>2216</text:p>
          </table:table-cell>
          <table:table-cell office:value-type="float" office:value="263232" calcext:value-type="float">
            <text:p>263232</text:p>
          </table:table-cell>
          <table:table-cell office:value-type="float" office:value="98612" calcext:value-type="float">
            <text:p>98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118352" calcext:value-type="float">
            <text:p>118352</text:p>
          </table:table-cell>
          <table:table-cell office:value-type="float" office:value="48280" calcext:value-type="float">
            <text:p>48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36" calcext:value-type="float">
            <text:p>3936</text:p>
          </table:table-cell>
          <table:table-cell office:value-type="float" office:value="417040" calcext:value-type="float">
            <text:p>417040</text:p>
          </table:table-cell>
          <table:table-cell office:value-type="float" office:value="155156" calcext:value-type="float">
            <text:p>155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6312" calcext:value-type="float">
            <text:p>6312</text:p>
          </table:table-cell>
          <table:table-cell office:value-type="float" office:value="215400" calcext:value-type="float">
            <text:p>215400</text:p>
          </table:table-cell>
          <table:table-cell office:value-type="float" office:value="84280" calcext:value-type="float">
            <text:p>84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6312" calcext:value-type="float">
            <text:p>6312</text:p>
          </table:table-cell>
          <table:table-cell office:value-type="float" office:value="577336" calcext:value-type="float">
            <text:p>577336</text:p>
          </table:table-cell>
          <table:table-cell office:value-type="float" office:value="214020" calcext:value-type="float">
            <text:p>214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93016" calcext:value-type="float">
            <text:p>93016</text:p>
          </table:table-cell>
          <table:table-cell office:value-type="float" office:value="36316" calcext:value-type="float">
            <text:p>36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16" calcext:value-type="float">
            <text:p>210016</text:p>
          </table:table-cell>
          <table:table-cell office:value-type="float" office:value="113184" calcext:value-type="float">
            <text:p>113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54600" calcext:value-type="float">
            <text:p>54600</text:p>
          </table:table-cell>
          <table:table-cell office:value-type="float" office:value="14776" calcext:value-type="float">
            <text:p>14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24" calcext:value-type="float">
            <text:p>116224</text:p>
          </table:table-cell>
          <table:table-cell office:value-type="float" office:value="56720" calcext:value-type="float">
            <text:p>567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112" calcext:value-type="float">
            <text:p>1112</text:p>
          </table:table-cell>
          <table:table-cell office:value-type="float" office:value="182488" calcext:value-type="float">
            <text:p>182488</text:p>
          </table:table-cell>
          <table:table-cell office:value-type="float" office:value="67016" calcext:value-type="float">
            <text:p>67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92" calcext:value-type="float">
            <text:p>421392</text:p>
          </table:table-cell>
          <table:table-cell office:value-type="float" office:value="223832" calcext:value-type="float">
            <text:p>223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203128" calcext:value-type="float">
            <text:p>203128</text:p>
          </table:table-cell>
          <table:table-cell office:value-type="float" office:value="77936" calcext:value-type="float">
            <text:p>77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463484" calcext:value-type="float">
            <text:p>463484</text:p>
          </table:table-cell>
          <table:table-cell office:value-type="float" office:value="248804" calcext:value-type="float">
            <text:p>248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119016" calcext:value-type="float">
            <text:p>119016</text:p>
          </table:table-cell>
          <table:table-cell office:value-type="float" office:value="29984" calcext:value-type="float">
            <text:p>29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832" calcext:value-type="float">
            <text:p>16832</text:p>
          </table:table-cell>
          <table:table-cell office:value-type="float" office:value="257976" calcext:value-type="float">
            <text:p>257976</text:p>
          </table:table-cell>
          <table:table-cell office:value-type="float" office:value="124648" calcext:value-type="float">
            <text:p>124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48" calcext:value-type="float">
            <text:p>1248</text:p>
          </table:table-cell>
          <table:table-cell office:value-type="float" office:value="300928" calcext:value-type="float">
            <text:p>300928</text:p>
          </table:table-cell>
          <table:table-cell office:value-type="float" office:value="111800" calcext:value-type="float">
            <text:p>111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360216" calcext:value-type="float">
            <text:p>360216</text:p>
          </table:table-cell>
          <table:table-cell office:value-type="float" office:value="135952" calcext:value-type="float">
            <text:p>135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211952" calcext:value-type="float">
            <text:p>211952</text:p>
          </table:table-cell>
          <table:table-cell office:value-type="float" office:value="51512" calcext:value-type="float">
            <text:p>51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392" calcext:value-type="float">
            <text:p>1392</text:p>
          </table:table-cell>
          <table:table-cell office:value-type="float" office:value="573664" calcext:value-type="float">
            <text:p>573664</text:p>
          </table:table-cell>
          <table:table-cell office:value-type="float" office:value="209224" calcext:value-type="float">
            <text:p>209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75288" calcext:value-type="float">
            <text:p>75288</text:p>
          </table:table-cell>
          <table:table-cell office:value-type="float" office:value="34648" calcext:value-type="float">
            <text:p>34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156712" calcext:value-type="float">
            <text:p>156712</text:p>
          </table:table-cell>
          <table:table-cell office:value-type="float" office:value="94372" calcext:value-type="float">
            <text:p>94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40456" calcext:value-type="float">
            <text:p>40456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77768" calcext:value-type="float">
            <text:p>77768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496" calcext:value-type="float">
            <text:p>2496</text:p>
          </table:table-cell>
          <table:table-cell office:value-type="float" office:value="145584" calcext:value-type="float">
            <text:p>145584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3984" calcext:value-type="float">
            <text:p>3984</text:p>
          </table:table-cell>
          <table:table-cell office:value-type="float" office:value="309608" calcext:value-type="float">
            <text:p>309608</text:p>
          </table:table-cell>
          <table:table-cell office:value-type="float" office:value="184632" calcext:value-type="float">
            <text:p>1846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116504" calcext:value-type="float">
            <text:p>116504</text:p>
          </table:table-cell>
          <table:table-cell office:value-type="float" office:value="54888" calcext:value-type="float">
            <text:p>54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240896" calcext:value-type="float">
            <text:p>240896</text:p>
          </table:table-cell>
          <table:table-cell office:value-type="float" office:value="145108" calcext:value-type="float">
            <text:p>145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87656" calcext:value-type="float">
            <text:p>87656</text:p>
          </table:table-cell>
          <table:table-cell office:value-type="float" office:value="25904" calcext:value-type="float">
            <text:p>25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170424" calcext:value-type="float">
            <text:p>170424</text:p>
          </table:table-cell>
          <table:table-cell office:value-type="float" office:value="91312" calcext:value-type="float">
            <text:p>91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4128" calcext:value-type="float">
            <text:p>4128</text:p>
          </table:table-cell>
          <table:table-cell office:value-type="float" office:value="214144" calcext:value-type="float">
            <text:p>214144</text:p>
          </table:table-cell>
          <table:table-cell office:value-type="float" office:value="96576" calcext:value-type="float">
            <text:p>96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7440" calcext:value-type="float">
            <text:p>7440</text:p>
          </table:table-cell>
          <table:table-cell office:value-type="float" office:value="453168" calcext:value-type="float">
            <text:p>453168</text:p>
          </table:table-cell>
          <table:table-cell office:value-type="float" office:value="270912" calcext:value-type="float">
            <text:p>2709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200840" calcext:value-type="float">
            <text:p>200840</text:p>
          </table:table-cell>
          <table:table-cell office:value-type="float" office:value="92984" calcext:value-type="float">
            <text:p>92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60" calcext:value-type="float">
            <text:p>2557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151240" calcext:value-type="float">
            <text:p>151240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1776" calcext:value-type="float">
            <text:p>11776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72" calcext:value-type="float">
            <text:p>159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560" calcext:value-type="float">
            <text:p>6560</text:p>
          </table:table-cell>
          <table:table-cell office:value-type="float" office:value="353032" calcext:value-type="float">
            <text:p>353032</text:p>
          </table:table-cell>
          <table:table-cell office:value-type="float" office:value="158704" calcext:value-type="float">
            <text:p>158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Verify" table:style-name="ta1">
        <table:shapes>
          <draw:frame draw:z-index="0" draw:style-name="gr1" draw:text-style-name="P1" svg:width="44.242cm" svg:height="24.885cm" svg:x="19.986cm" svg:y="1.757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ce53"/>
        <table:table-column table:style-name="co10" table:number-columns-repeated="2" table:default-cell-style-name="ce58"/>
        <table:table-column table:style-name="co10" table:default-cell-style-name="ce72"/>
        <table:table-column table:style-name="co10" table:default-cell-style-name="ce71"/>
        <table:table-column table:style-name="co10" table:default-cell-style-name="ce72"/>
        <table:table-column table:style-name="co10" table:default-cell-style-name="ce89"/>
        <table:table-row table:style-name="ro1">
          <table:table-cell table:style-name="ce49" office:value-type="string" calcext:value-type="string">
            <text:p>Sum - Verify [bytes]</text:p>
          </table:table-cell>
          <table:table-cell table:style-name="ce56"/>
          <table:table-cell table:style-name="ce62"/>
          <table:table-cell table:style-name="ce65" office:value-type="string" calcext:value-type="string">
            <text:p>Implementation</text:p>
          </table:table-cell>
          <table:table-cell table:style-name="ce65" office:value-type="string" calcext:value-type="string">
            <text:p>Version</text:p>
          </table:table-cell>
          <table:table-cell table:style-name="ce56"/>
          <table:table-cell table:style-name="ce86"/>
        </table:table-row>
        <table:table-row table:style-name="ro1">
          <table:table-cell table:style-name="ce50"/>
          <table:table-cell table:style-name="Pivot_20_Table_20_Corner"/>
          <table:table-cell table:style-name="ce63"/>
          <table:table-cell table:style-name="ce66" office:value-type="string" calcext:value-type="string">
            <text:p>light</text:p>
          </table:table-cell>
          <table:table-cell table:style-name="ce75" office:value-type="string" calcext:value-type="string">
            <text:p>ref</text:p>
          </table:table-cell>
          <table:table-cell table:style-name="ce80"/>
          <table:table-cell table:style-name="ce87" office:value-type="string" calcext:value-type="string">
            <text:p>Total Result</text:p>
          </table:table-cell>
        </table:table-row>
        <table:table-row table:style-name="ro1">
          <table:table-cell table:style-name="ce51" office:value-type="string" calcext:value-type="string">
            <text:p>Problem</text:p>
          </table:table-cell>
          <table:table-cell table:style-name="ce57" office:value-type="string" calcext:value-type="string">
            <text:p>Level</text:p>
          </table:table-cell>
          <table:table-cell table:style-name="ce57" office:value-type="string" calcext:value-type="string">
            <text:p>Variant</text:p>
          </table:table-cell>
          <table:table-cell table:style-name="ce67" office:value-type="float" office:value="2" calcext:value-type="float">
            <text:p>2</text:p>
          </table:table-cell>
          <table:table-cell table:style-name="ce75" office:value-type="float" office:value="1.2" calcext:value-type="float">
            <text:p>1.2</text:p>
          </table:table-cell>
          <table:table-cell table:style-name="ce80" office:value-type="float" office:value="2" calcext:value-type="float">
            <text:p>2</text:p>
          </table:table-cell>
          <table:table-cell table:style-name="ce88"/>
        </table:table-row>
        <table:table-row table:style-name="ro1">
          <table:table-cell table:style-name="ce52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36316" calcext:value-type="float">
            <text:p>36316</text:p>
          </table:table-cell>
          <table:table-cell office:value-type="float" office:value="33456" calcext:value-type="float">
            <text:p>33456</text:p>
          </table:table-cell>
          <table:table-cell table:style-name="ce71" office:value-type="float" office:value="113184" calcext:value-type="float">
            <text:p>113184</text:p>
          </table:table-cell>
          <table:table-cell office:value-type="float" office:value="182956" calcext:value-type="float">
            <text:p>182956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14776" calcext:value-type="float">
            <text:p>14776</text:p>
          </table:table-cell>
          <table:table-cell table:style-name="Pivot_20_Table_20_Value"/>
          <table:table-cell office:value-type="float" office:value="56720" calcext:value-type="float">
            <text:p>56720</text:p>
          </table:table-cell>
          <table:table-cell table:style-name="ce90" office:value-type="float" office:value="71496" calcext:value-type="float">
            <text:p>71496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67016" calcext:value-type="float">
            <text:p>67016</text:p>
          </table:table-cell>
          <table:table-cell table:style-name="ce72" office:value-type="float" office:value="108756" calcext:value-type="float">
            <text:p>108756</text:p>
          </table:table-cell>
          <table:table-cell office:value-type="float" office:value="223832" calcext:value-type="float">
            <text:p>223832</text:p>
          </table:table-cell>
          <table:table-cell table:style-name="ce91" office:value-type="float" office:value="399604" calcext:value-type="float">
            <text:p>3996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77936" calcext:value-type="float">
            <text:p>77936</text:p>
          </table:table-cell>
          <table:table-cell table:style-name="ce76" office:value-type="float" office:value="73456" calcext:value-type="float">
            <text:p>73456</text:p>
          </table:table-cell>
          <table:table-cell table:style-name="ce81" office:value-type="float" office:value="248804" calcext:value-type="float">
            <text:p>248804</text:p>
          </table:table-cell>
          <table:table-cell office:value-type="float" office:value="400196" calcext:value-type="float">
            <text:p>400196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office:value-type="float" office:value="29984" calcext:value-type="float">
            <text:p>29984</text:p>
          </table:table-cell>
          <table:table-cell table:style-name="ce77"/>
          <table:table-cell table:style-name="ce82" office:value-type="float" office:value="124648" calcext:value-type="float">
            <text:p>124648</text:p>
          </table:table-cell>
          <table:table-cell table:style-name="ce90" office:value-type="float" office:value="154632" calcext:value-type="float">
            <text:p>154632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111800" calcext:value-type="float">
            <text:p>111800</text:p>
          </table:table-cell>
          <table:table-cell table:style-name="ce78" office:value-type="float" office:value="157772" calcext:value-type="float">
            <text:p>15777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269572" calcext:value-type="float">
            <text:p>2695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135952" calcext:value-type="float">
            <text:p>135952</text:p>
          </table:table-cell>
          <table:table-cell office:value-type="float" office:value="121640" calcext:value-type="float">
            <text:p>12164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257592" calcext:value-type="float">
            <text:p>257592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51512" calcext:value-type="float">
            <text:p>51512</text:p>
          </table:table-cell>
          <table:table-cell table:style-name="Pivot_20_Table_20_Value"/>
          <table:table-cell office:value-type="float" office:value="222424" calcext:value-type="float">
            <text:p>222424</text:p>
          </table:table-cell>
          <table:table-cell table:style-name="ce90" office:value-type="float" office:value="273936" calcext:value-type="float">
            <text:p>273936</text:p>
          </table:table-cell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209224" calcext:value-type="float">
            <text:p>209224</text:p>
          </table:table-cell>
          <table:table-cell table:style-name="ce73" office:value-type="float" office:value="0" calcext:value-type="float">
            <text:p>0</text:p>
          </table:table-cell>
          <table:table-cell table:style-name="ce84"/>
          <table:table-cell table:style-name="ce91" office:value-type="float" office:value="209224" calcext:value-type="float">
            <text:p>209224</text:p>
          </table:table-cell>
        </table:table-row>
        <table:table-row table:style-name="ro1">
          <table:table-cell table:style-name="ce52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34648" calcext:value-type="float">
            <text:p>34648</text:p>
          </table:table-cell>
          <table:table-cell table:style-name="ce76" office:value-type="float" office:value="31080" calcext:value-type="float">
            <text:p>31080</text:p>
          </table:table-cell>
          <table:table-cell table:style-name="ce81" office:value-type="float" office:value="94372" calcext:value-type="float">
            <text:p>94372</text:p>
          </table:table-cell>
          <table:table-cell office:value-type="float" office:value="160100" calcext:value-type="float">
            <text:p>160100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office:value-type="float" office:value="12760" calcext:value-type="float">
            <text:p>12760</text:p>
          </table:table-cell>
          <table:table-cell table:style-name="ce77"/>
          <table:table-cell table:style-name="ce82" office:value-type="float" office:value="42168" calcext:value-type="float">
            <text:p>42168</text:p>
          </table:table-cell>
          <table:table-cell table:style-name="ce90" office:value-type="float" office:value="54928" calcext:value-type="float">
            <text:p>54928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office:value-type="float" office:value="64500" calcext:value-type="float">
            <text:p>64500</text:p>
          </table:table-cell>
          <table:table-cell table:style-name="ce78" office:value-type="float" office:value="98612" calcext:value-type="float">
            <text:p>98612</text:p>
          </table:table-cell>
          <table:table-cell table:style-name="ce83" office:value-type="float" office:value="184632" calcext:value-type="float">
            <text:p>184632</text:p>
          </table:table-cell>
          <table:table-cell table:style-name="ce91" office:value-type="float" office:value="347744" calcext:value-type="float">
            <text:p>3477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68" office:value-type="float" office:value="54888" calcext:value-type="float">
            <text:p>54888</text:p>
          </table:table-cell>
          <table:table-cell office:value-type="float" office:value="48280" calcext:value-type="float">
            <text:p>48280</text:p>
          </table:table-cell>
          <table:table-cell table:style-name="ce71" office:value-type="float" office:value="145108" calcext:value-type="float">
            <text:p>145108</text:p>
          </table:table-cell>
          <table:table-cell office:value-type="float" office:value="248276" calcext:value-type="float">
            <text:p>248276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25904" calcext:value-type="float">
            <text:p>25904</text:p>
          </table:table-cell>
          <table:table-cell table:style-name="Pivot_20_Table_20_Value"/>
          <table:table-cell office:value-type="float" office:value="91312" calcext:value-type="float">
            <text:p>91312</text:p>
          </table:table-cell>
          <table:table-cell table:style-name="ce90" office:value-type="float" office:value="117216" calcext:value-type="float">
            <text:p>117216</text:p>
          </table:table-cell>
        </table:table-row>
        <table:table-row table:style-name="ro1">
          <table:table-cell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96576" calcext:value-type="float">
            <text:p>96576</text:p>
          </table:table-cell>
          <table:table-cell table:style-name="ce73" office:value-type="float" office:value="155156" calcext:value-type="float">
            <text:p>155156</text:p>
          </table:table-cell>
          <table:table-cell table:style-name="ce73" office:value-type="float" office:value="270912" calcext:value-type="float">
            <text:p>270912</text:p>
          </table:table-cell>
          <table:table-cell table:style-name="ce91" office:value-type="float" office:value="522644" calcext:value-type="float">
            <text:p>52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71" office:value-type="float" office:value="92984" calcext:value-type="float">
            <text:p>92984</text:p>
          </table:table-cell>
          <table:table-cell table:style-name="ce76" office:value-type="float" office:value="84280" calcext:value-type="float">
            <text:p>84280</text:p>
          </table:table-cell>
          <table:table-cell table:style-name="ce81" office:value-type="float" office:value="255760" calcext:value-type="float">
            <text:p>255760</text:p>
          </table:table-cell>
          <table:table-cell office:value-type="float" office:value="433024" calcext:value-type="float">
            <text:p>433024</text:p>
          </table:table-cell>
        </table:table-row>
        <table:table-row table:style-name="ro1">
          <table:table-cell/>
          <table:table-cell table:style-name="ce59"/>
          <table:table-cell table:style-name="ce59" office:value-type="string" calcext:value-type="string">
            <text:p>fast</text:p>
          </table:table-cell>
          <table:table-cell office:value-type="float" office:value="41824" calcext:value-type="float">
            <text:p>41824</text:p>
          </table:table-cell>
          <table:table-cell table:style-name="ce77"/>
          <table:table-cell table:style-name="ce82" office:value-type="float" office:value="159872" calcext:value-type="float">
            <text:p>159872</text:p>
          </table:table-cell>
          <table:table-cell table:style-name="ce90" office:value-type="float" office:value="201696" calcext:value-type="float">
            <text:p>201696</text:p>
          </table:table-cell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158704" calcext:value-type="float">
            <text:p>158704</text:p>
          </table:table-cell>
          <table:table-cell table:style-name="ce78" office:value-type="float" office:value="214020" calcext:value-type="float">
            <text:p>21402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372724" calcext:value-type="float">
            <text:p>372724</text:p>
          </table:table-cell>
        </table:table-row>
        <table:table-row table:style-name="ro1">
          <table:table-cell table:style-name="ce55" office:value-type="string" calcext:value-type="string">
            <text:p>Total Result</text:p>
          </table:table-cell>
          <table:table-cell table:style-name="ce61"/>
          <table:table-cell table:style-name="ce64"/>
          <table:table-cell table:style-name="ce74" office:value-type="float" office:value="1317304" calcext:value-type="float">
            <text:p>1317304</text:p>
          </table:table-cell>
          <table:table-cell table:style-name="ce79" office:value-type="float" office:value="1126508" calcext:value-type="float">
            <text:p>1126508</text:p>
          </table:table-cell>
          <table:table-cell table:style-name="ce85" office:value-type="float" office:value="2233748" calcext:value-type="float">
            <text:p>2233748</text:p>
          </table:table-cell>
          <table:table-cell table:style-name="ce92" office:value-type="float" office:value="4677560" calcext:value-type="float">
            <text:p>4677560</text:p>
          </table:table-cell>
        </table:table-row>
      </table:table>
      <table:table table:name="Sign" table:style-name="ta1">
        <table:shapes>
          <draw:frame draw:z-index="0" draw:style-name="gr1" draw:text-style-name="P1" svg:width="44.578cm" svg:height="25.074cm" svg:x="19.038cm" svg:y="0.401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34" table:default-cell-style-name="Default"/>
        <table:table-row table:style-name="ro1">
          <table:table-cell table:style-name="ce49" office:value-type="string" calcext:value-type="string">
            <text:p>Sum - Sign [bytes]</text:p>
          </table:table-cell>
          <table:table-cell table:style-name="ce56"/>
          <table:table-cell table:style-name="ce62"/>
          <table:table-cell table:style-name="ce65" office:value-type="string" calcext:value-type="string">
            <text:p>Implementation</text:p>
          </table:table-cell>
          <table:table-cell table:style-name="ce65" office:value-type="string" calcext:value-type="string">
            <text:p>Version</text:p>
          </table:table-cell>
          <table:table-cell table:style-name="ce56"/>
          <table:table-cell table:style-name="ce86"/>
          <table:table-cell table:number-columns-repeated="27"/>
        </table:table-row>
        <table:table-row table:style-name="ro1">
          <table:table-cell table:style-name="ce50"/>
          <table:table-cell table:style-name="Pivot_20_Table_20_Corner"/>
          <table:table-cell table:style-name="ce63"/>
          <table:table-cell table:style-name="ce66" office:value-type="string" calcext:value-type="string">
            <text:p>light</text:p>
          </table:table-cell>
          <table:table-cell table:style-name="ce75" office:value-type="string" calcext:value-type="string">
            <text:p>ref</text:p>
          </table:table-cell>
          <table:table-cell table:style-name="ce80"/>
          <table:table-cell table:style-name="ce87" office:value-type="string" calcext:value-type="string">
            <text:p>Total Result</text:p>
          </table:table-cell>
          <table:table-cell table:number-columns-repeated="27"/>
        </table:table-row>
        <table:table-row table:style-name="ro1">
          <table:table-cell table:style-name="ce51" office:value-type="string" calcext:value-type="string">
            <text:p>Problem</text:p>
          </table:table-cell>
          <table:table-cell table:style-name="ce57" office:value-type="string" calcext:value-type="string">
            <text:p>Level</text:p>
          </table:table-cell>
          <table:table-cell table:style-name="ce57" office:value-type="string" calcext:value-type="string">
            <text:p>Variant</text:p>
          </table:table-cell>
          <table:table-cell table:style-name="ce67" office:value-type="float" office:value="2" calcext:value-type="float">
            <text:p>2</text:p>
          </table:table-cell>
          <table:table-cell table:style-name="ce75" office:value-type="float" office:value="1.2" calcext:value-type="float">
            <text:p>1.2</text:p>
          </table:table-cell>
          <table:table-cell table:style-name="ce80" office:value-type="float" office:value="2" calcext:value-type="float">
            <text:p>2</text:p>
          </table:table-cell>
          <table:table-cell table:style-name="ce88"/>
          <table:table-cell table:number-columns-repeated="27"/>
        </table:table-row>
        <table:table-row table:style-name="ro1">
          <table:table-cell table:style-name="ce52" office:value-type="string" calcext:value-type="string">
            <text:p>sdp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balance</text:p>
          </table:table-cell>
          <table:table-cell table:style-name="ce68" office:value-type="float" office:value="93016" calcext:value-type="float">
            <text:p>93016</text:p>
          </table:table-cell>
          <table:table-cell table:style-name="ce71" office:value-type="float" office:value="99368" calcext:value-type="float">
            <text:p>99368</text:p>
          </table:table-cell>
          <table:table-cell table:style-name="ce71" office:value-type="float" office:value="210016" calcext:value-type="float">
            <text:p>210016</text:p>
          </table:table-cell>
          <table:table-cell table:style-name="ce89" office:value-type="float" office:value="402400" calcext:value-type="float">
            <text:p>402400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54600" calcext:value-type="float">
            <text:p>54600</text:p>
          </table:table-cell>
          <table:table-cell table:style-name="Pivot_20_Table_20_Value"/>
          <table:table-cell table:style-name="ce72" office:value-type="float" office:value="116224" calcext:value-type="float">
            <text:p>116224</text:p>
          </table:table-cell>
          <table:table-cell table:style-name="ce90" office:value-type="float" office:value="170824" calcext:value-type="float">
            <text:p>17082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182488" calcext:value-type="float">
            <text:p>182488</text:p>
          </table:table-cell>
          <table:table-cell table:style-name="ce72" office:value-type="float" office:value="351856" calcext:value-type="float">
            <text:p>351856</text:p>
          </table:table-cell>
          <table:table-cell table:style-name="ce72" office:value-type="float" office:value="421392" calcext:value-type="float">
            <text:p>421392</text:p>
          </table:table-cell>
          <table:table-cell table:style-name="ce91" office:value-type="float" office:value="955736" calcext:value-type="float">
            <text:p>955736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balance</text:p>
          </table:table-cell>
          <table:table-cell table:style-name="ce71" office:value-type="float" office:value="203128" calcext:value-type="float">
            <text:p>203128</text:p>
          </table:table-cell>
          <table:table-cell table:style-name="ce76" office:value-type="float" office:value="227536" calcext:value-type="float">
            <text:p>227536</text:p>
          </table:table-cell>
          <table:table-cell table:style-name="ce81" office:value-type="float" office:value="463484" calcext:value-type="float">
            <text:p>463484</text:p>
          </table:table-cell>
          <table:table-cell table:style-name="ce89" office:value-type="float" office:value="894148" calcext:value-type="float">
            <text:p>894148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72" office:value-type="float" office:value="119016" calcext:value-type="float">
            <text:p>119016</text:p>
          </table:table-cell>
          <table:table-cell table:style-name="ce77"/>
          <table:table-cell table:style-name="ce82" office:value-type="float" office:value="257976" calcext:value-type="float">
            <text:p>257976</text:p>
          </table:table-cell>
          <table:table-cell table:style-name="ce90" office:value-type="float" office:value="376992" calcext:value-type="float">
            <text:p>37699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300928" calcext:value-type="float">
            <text:p>300928</text:p>
          </table:table-cell>
          <table:table-cell table:style-name="ce78" office:value-type="float" office:value="514136" calcext:value-type="float">
            <text:p>51413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815064" calcext:value-type="float">
            <text:p>81506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balance</text:p>
          </table:table-cell>
          <table:table-cell table:style-name="ce68" office:value-type="float" office:value="360216" calcext:value-type="float">
            <text:p>360216</text:p>
          </table:table-cell>
          <table:table-cell table:style-name="ce71" office:value-type="float" office:value="386672" calcext:value-type="float">
            <text:p>386672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746888" calcext:value-type="float">
            <text:p>746888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211952" calcext:value-type="float">
            <text:p>211952</text:p>
          </table:table-cell>
          <table:table-cell table:style-name="Pivot_20_Table_20_Value"/>
          <table:table-cell table:style-name="ce72" office:value-type="float" office:value="463008" calcext:value-type="float">
            <text:p>463008</text:p>
          </table:table-cell>
          <table:table-cell table:style-name="ce90" office:value-type="float" office:value="674960" calcext:value-type="float">
            <text:p>674960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573664" calcext:value-type="float">
            <text:p>573664</text:p>
          </table:table-cell>
          <table:table-cell table:style-name="ce73" office:value-type="float" office:value="0" calcext:value-type="float">
            <text:p>0</text:p>
          </table:table-cell>
          <table:table-cell table:style-name="ce84"/>
          <table:table-cell table:style-name="ce91" office:value-type="float" office:value="573664" calcext:value-type="float">
            <text:p>573664</text:p>
          </table:table-cell>
          <table:table-cell table:number-columns-repeated="27"/>
        </table:table-row>
        <table:table-row table:style-name="ro1">
          <table:table-cell table:style-name="ce52" office:value-type="string" calcext:value-type="string">
            <text:p>sdpg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balance</text:p>
          </table:table-cell>
          <table:table-cell table:style-name="ce71" office:value-type="float" office:value="75288" calcext:value-type="float">
            <text:p>75288</text:p>
          </table:table-cell>
          <table:table-cell table:style-name="ce76" office:value-type="float" office:value="76880" calcext:value-type="float">
            <text:p>76880</text:p>
          </table:table-cell>
          <table:table-cell table:style-name="ce81" office:value-type="float" office:value="156712" calcext:value-type="float">
            <text:p>156712</text:p>
          </table:table-cell>
          <table:table-cell table:style-name="ce89" office:value-type="float" office:value="308880" calcext:value-type="float">
            <text:p>308880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72" office:value-type="float" office:value="40456" calcext:value-type="float">
            <text:p>40456</text:p>
          </table:table-cell>
          <table:table-cell table:style-name="ce77"/>
          <table:table-cell table:style-name="ce82" office:value-type="float" office:value="77768" calcext:value-type="float">
            <text:p>77768</text:p>
          </table:table-cell>
          <table:table-cell table:style-name="ce90" office:value-type="float" office:value="118224" calcext:value-type="float">
            <text:p>11822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2" office:value-type="float" office:value="145584" calcext:value-type="float">
            <text:p>145584</text:p>
          </table:table-cell>
          <table:table-cell table:style-name="ce78" office:value-type="float" office:value="263232" calcext:value-type="float">
            <text:p>263232</text:p>
          </table:table-cell>
          <table:table-cell table:style-name="ce83" office:value-type="float" office:value="309608" calcext:value-type="float">
            <text:p>309608</text:p>
          </table:table-cell>
          <table:table-cell table:style-name="ce91" office:value-type="float" office:value="718424" calcext:value-type="float">
            <text:p>718424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balance</text:p>
          </table:table-cell>
          <table:table-cell table:style-name="ce68" office:value-type="float" office:value="116504" calcext:value-type="float">
            <text:p>116504</text:p>
          </table:table-cell>
          <table:table-cell table:style-name="ce71" office:value-type="float" office:value="118352" calcext:value-type="float">
            <text:p>118352</text:p>
          </table:table-cell>
          <table:table-cell table:style-name="ce71" office:value-type="float" office:value="240896" calcext:value-type="float">
            <text:p>240896</text:p>
          </table:table-cell>
          <table:table-cell table:style-name="ce89" office:value-type="float" office:value="475752" calcext:value-type="float">
            <text:p>47575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69" office:value-type="float" office:value="87656" calcext:value-type="float">
            <text:p>87656</text:p>
          </table:table-cell>
          <table:table-cell table:style-name="Pivot_20_Table_20_Value"/>
          <table:table-cell table:style-name="ce72" office:value-type="float" office:value="170424" calcext:value-type="float">
            <text:p>170424</text:p>
          </table:table-cell>
          <table:table-cell table:style-name="ce90" office:value-type="float" office:value="258080" calcext:value-type="float">
            <text:p>258080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0" office:value-type="float" office:value="214144" calcext:value-type="float">
            <text:p>214144</text:p>
          </table:table-cell>
          <table:table-cell table:style-name="ce73" office:value-type="float" office:value="417040" calcext:value-type="float">
            <text:p>417040</text:p>
          </table:table-cell>
          <table:table-cell table:style-name="ce73" office:value-type="float" office:value="453168" calcext:value-type="float">
            <text:p>453168</text:p>
          </table:table-cell>
          <table:table-cell table:style-name="ce91" office:value-type="float" office:value="1084352" calcext:value-type="float">
            <text:p>108435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balance</text:p>
          </table:table-cell>
          <table:table-cell table:style-name="ce71" office:value-type="float" office:value="200840" calcext:value-type="float">
            <text:p>200840</text:p>
          </table:table-cell>
          <table:table-cell table:style-name="ce76" office:value-type="float" office:value="215400" calcext:value-type="float">
            <text:p>215400</text:p>
          </table:table-cell>
          <table:table-cell table:style-name="ce81" office:value-type="float" office:value="423232" calcext:value-type="float">
            <text:p>423232</text:p>
          </table:table-cell>
          <table:table-cell table:style-name="ce89" office:value-type="float" office:value="839472" calcext:value-type="float">
            <text:p>839472</text:p>
          </table:table-cell>
          <table:table-cell table:number-columns-repeated="27"/>
        </table:table-row>
        <table:table-row table:style-name="ro1">
          <table:table-cell table:style-name="ce53"/>
          <table:table-cell table:style-name="ce59"/>
          <table:table-cell table:style-name="ce59" office:value-type="string" calcext:value-type="string">
            <text:p>fast</text:p>
          </table:table-cell>
          <table:table-cell table:style-name="ce72" office:value-type="float" office:value="151240" calcext:value-type="float">
            <text:p>151240</text:p>
          </table:table-cell>
          <table:table-cell table:style-name="ce77"/>
          <table:table-cell table:style-name="ce82" office:value-type="float" office:value="300704" calcext:value-type="float">
            <text:p>300704</text:p>
          </table:table-cell>
          <table:table-cell table:style-name="ce90" office:value-type="float" office:value="451944" calcext:value-type="float">
            <text:p>451944</text:p>
          </table:table-cell>
          <table:table-cell table:number-columns-repeated="27"/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small</text:p>
          </table:table-cell>
          <table:table-cell table:style-name="ce73" office:value-type="float" office:value="353032" calcext:value-type="float">
            <text:p>353032</text:p>
          </table:table-cell>
          <table:table-cell table:style-name="ce78" office:value-type="float" office:value="577336" calcext:value-type="float">
            <text:p>57733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930368" calcext:value-type="float">
            <text:p>930368</text:p>
          </table:table-cell>
          <table:table-cell table:number-columns-repeated="27"/>
        </table:table-row>
        <table:table-row table:style-name="ro1">
          <table:table-cell table:style-name="ce55" office:value-type="string" calcext:value-type="string">
            <text:p>Total Result</text:p>
          </table:table-cell>
          <table:table-cell table:style-name="ce61"/>
          <table:table-cell table:style-name="ce64"/>
          <table:table-cell table:style-name="ce74" office:value-type="float" office:value="3483752" calcext:value-type="float">
            <text:p>3483752</text:p>
          </table:table-cell>
          <table:table-cell table:style-name="ce79" office:value-type="float" office:value="3247808" calcext:value-type="float">
            <text:p>3247808</text:p>
          </table:table-cell>
          <table:table-cell table:style-name="ce85" office:value-type="float" office:value="4064612" calcext:value-type="float">
            <text:p>4064612</text:p>
          </table:table-cell>
          <table:table-cell table:style-name="ce92" office:value-type="float" office:value="10796172" calcext:value-type="float">
            <text:p>10796172</text:p>
          </table:table-cell>
          <table:table-cell table:number-columns-repeated="27"/>
        </table:table-row>
        <table:table-row table:style-name="ro1" table:number-rows-repeated="25"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52.9cm" svg:height="29.755cm" svg:x="24.285cm" svg:y="0.817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3"/>
        <table:table-column table:style-name="co10" table:number-columns-repeated="2" table:default-cell-style-name="ce58"/>
        <table:table-column table:style-name="co10" table:default-cell-style-name="ce68"/>
        <table:table-column table:style-name="co6" table:default-cell-style-name="ce72"/>
        <table:table-column table:style-name="co11" table:default-cell-style-name="ce72"/>
        <table:table-column table:style-name="co12" table:default-cell-style-name="ce89"/>
        <table:table-column table:style-name="co13" table:default-cell-style-name="Default"/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49" office:value-type="string" calcext:value-type="string">
            <text:p>Sum - Key Generation [bytes]</text:p>
          </table:table-cell>
          <table:table-cell table:style-name="ce56"/>
          <table:table-cell table:style-name="ce62"/>
          <table:table-cell table:style-name="ce65" office:value-type="string" calcext:value-type="string">
            <text:p>Implementation</text:p>
          </table:table-cell>
          <table:table-cell table:style-name="ce65" office:value-type="string" calcext:value-type="string">
            <text:p>Version</text:p>
          </table:table-cell>
          <table:table-cell table:style-name="ce56"/>
          <table:table-cell table:style-name="ce86"/>
          <table:table-cell/>
        </table:table-row>
        <table:table-row table:style-name="ro1">
          <table:table-cell table:style-name="ce50"/>
          <table:table-cell table:style-name="Pivot_20_Table_20_Corner"/>
          <table:table-cell table:style-name="ce63"/>
          <table:table-cell table:style-name="ce66" office:value-type="string" calcext:value-type="string">
            <text:p>light</text:p>
          </table:table-cell>
          <table:table-cell table:style-name="ce75" office:value-type="string" calcext:value-type="string">
            <text:p>ref</text:p>
          </table:table-cell>
          <table:table-cell table:style-name="ce80"/>
          <table:table-cell table:style-name="ce87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51" office:value-type="string" calcext:value-type="string">
            <text:p>Variant</text:p>
          </table:table-cell>
          <table:table-cell table:style-name="ce57" office:value-type="string" calcext:value-type="string">
            <text:p>Problem</text:p>
          </table:table-cell>
          <table:table-cell table:style-name="ce57" office:value-type="string" calcext:value-type="string">
            <text:p>Level</text:p>
          </table:table-cell>
          <table:table-cell table:style-name="ce67" office:value-type="float" office:value="2" calcext:value-type="float">
            <text:p>2</text:p>
          </table:table-cell>
          <table:table-cell table:style-name="ce75" office:value-type="float" office:value="1.2" calcext:value-type="float">
            <text:p>1.2</text:p>
          </table:table-cell>
          <table:table-cell table:style-name="ce80" office:value-type="float" office:value="2" calcext:value-type="float">
            <text:p>2</text:p>
          </table:table-cell>
          <table:table-cell table:style-name="ce88"/>
          <table:table-cell/>
        </table:table-row>
        <table:table-row table:style-name="ro1">
          <table:table-cell table:style-name="ce52" office:value-type="string" calcext:value-type="string">
            <text:p>balance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71" office:value-type="float" office:value="4232" calcext:value-type="float">
            <text:p>4232</text:p>
          </table:table-cell>
          <table:table-cell table:style-name="ce71" office:value-type="float" office:value="8112" calcext:value-type="float">
            <text:p>8112</text:p>
          </table:table-cell>
          <table:table-cell office:value-type="float" office:value="13456" calcext:value-type="float">
            <text:p>1345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1248" calcext:value-type="float">
            <text:p>1248</text:p>
          </table:table-cell>
          <table:table-cell office:value-type="float" office:value="8360" calcext:value-type="float">
            <text:p>8360</text:p>
          </table:table-cell>
          <table:table-cell office:value-type="float" office:value="16832" calcext:value-type="float">
            <text:p>16832</text:p>
          </table:table-cell>
          <table:table-cell table:style-name="ce90" office:value-type="float" office:value="26440" calcext:value-type="float">
            <text:p>26440</text:p>
          </table:table-cell>
          <table:table-cell/>
        </table:table-row>
        <table:table-row table:style-name="ro1">
          <table:table-cell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0" office:value-type="float" office:value="1392" calcext:value-type="float">
            <text:p>1392</text:p>
          </table:table-cell>
          <table:table-cell office:value-type="float" office:value="14368" calcext:value-type="float">
            <text:p>1436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15760" calcext:value-type="float">
            <text:p>157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2496" calcext:value-type="float">
            <text:p>2496</text:p>
          </table:table-cell>
          <table:table-cell table:style-name="ce76" office:value-type="float" office:value="2216" calcext:value-type="float">
            <text:p>2216</text:p>
          </table:table-cell>
          <table:table-cell table:style-name="ce81" office:value-type="float" office:value="3984" calcext:value-type="float">
            <text:p>3984</text:p>
          </table:table-cell>
          <table:table-cell office:value-type="float" office:value="8696" calcext:value-type="float">
            <text:p>869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72" office:value-type="float" office:value="4128" calcext:value-type="float">
            <text:p>4128</text:p>
          </table:table-cell>
          <table:table-cell table:style-name="ce93" office:value-type="float" office:value="3936" calcext:value-type="float">
            <text:p>3936</text:p>
          </table:table-cell>
          <table:table-cell table:style-name="ce82" office:value-type="float" office:value="7440" calcext:value-type="float">
            <text:p>7440</text:p>
          </table:table-cell>
          <table:table-cell table:style-name="ce90" office:value-type="float" office:value="15504" calcext:value-type="float">
            <text:p>15504</text:p>
          </table:table-cell>
          <table:table-cell/>
        </table:table-row>
        <table:table-row table:style-name="ro1">
          <table:table-cell table:style-name="ce54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3" office:value-type="float" office:value="6560" calcext:value-type="float">
            <text:p>6560</text:p>
          </table:table-cell>
          <table:table-cell table:style-name="ce78" office:value-type="float" office:value="6312" calcext:value-type="float">
            <text:p>6312</text:p>
          </table:table-cell>
          <table:table-cell table:style-name="ce83" office:value-type="float" office:value="11776" calcext:value-type="float">
            <text:p>11776</text:p>
          </table:table-cell>
          <table:table-cell table:style-name="ce91" office:value-type="float" office:value="24648" calcext:value-type="float">
            <text:p>24648</text:p>
          </table:table-cell>
          <table:table-cell/>
        </table:table-row>
        <table:table-row table:style-name="ro1">
          <table:table-cell table:style-name="ce52" office:value-type="string" calcext:value-type="string">
            <text:p>fast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94"/>
          <table:table-cell table:style-name="ce71" office:value-type="float" office:value="8112" calcext:value-type="float">
            <text:p>8112</text:p>
          </table:table-cell>
          <table:table-cell office:value-type="float" office:value="9224" calcext:value-type="float">
            <text:p>9224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1248" calcext:value-type="float">
            <text:p>1248</text:p>
          </table:table-cell>
          <table:table-cell table:style-name="Pivot_20_Table_20_Value"/>
          <table:table-cell office:value-type="float" office:value="16832" calcext:value-type="float">
            <text:p>16832</text:p>
          </table:table-cell>
          <table:table-cell table:style-name="ce90" office:value-type="float" office:value="18080" calcext:value-type="float">
            <text:p>18080</text:p>
          </table:table-cell>
          <table:table-cell/>
        </table:table-row>
        <table:table-row table:style-name="ro1">
          <table:table-cell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0" office:value-type="float" office:value="1392" calcext:value-type="float">
            <text:p>1392</text:p>
          </table:table-cell>
          <table:table-cell table:style-name="Pivot_20_Table_20_Value"/>
          <table:table-cell office:value-type="float" office:value="29624" calcext:value-type="float">
            <text:p>29624</text:p>
          </table:table-cell>
          <table:table-cell table:style-name="ce91" office:value-type="float" office:value="31016" calcext:value-type="float">
            <text:p>31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2496" calcext:value-type="float">
            <text:p>2496</text:p>
          </table:table-cell>
          <table:table-cell table:style-name="ce95"/>
          <table:table-cell table:style-name="ce81" office:value-type="float" office:value="3984" calcext:value-type="float">
            <text:p>3984</text:p>
          </table:table-cell>
          <table:table-cell office:value-type="float" office:value="6480" calcext:value-type="float">
            <text:p>6480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72" office:value-type="float" office:value="4128" calcext:value-type="float">
            <text:p>4128</text:p>
          </table:table-cell>
          <table:table-cell table:style-name="ce77"/>
          <table:table-cell table:style-name="ce82" office:value-type="float" office:value="7440" calcext:value-type="float">
            <text:p>7440</text:p>
          </table:table-cell>
          <table:table-cell table:style-name="ce90" office:value-type="float" office:value="11568" calcext:value-type="float">
            <text:p>11568</text:p>
          </table:table-cell>
          <table:table-cell/>
        </table:table-row>
        <table:table-row table:style-name="ro1">
          <table:table-cell table:style-name="ce54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3" office:value-type="float" office:value="6560" calcext:value-type="float">
            <text:p>6560</text:p>
          </table:table-cell>
          <table:table-cell table:style-name="ce96"/>
          <table:table-cell table:style-name="ce83" office:value-type="float" office:value="11776" calcext:value-type="float">
            <text:p>11776</text:p>
          </table:table-cell>
          <table:table-cell table:style-name="ce91" office:value-type="float" office:value="18336" calcext:value-type="float">
            <text:p>18336</text:p>
          </table:table-cell>
          <table:table-cell/>
        </table:table-row>
        <table:table-row table:style-name="ro1">
          <table:table-cell table:style-name="ce52" office:value-type="string" calcext:value-type="string">
            <text:p>small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table:style-name="ce71" office:value-type="float" office:value="4232" calcext:value-type="float">
            <text:p>4232</text:p>
          </table:table-cell>
          <table:table-cell table:style-name="ce71" office:value-type="float" office:value="8112" calcext:value-type="float">
            <text:p>8112</text:p>
          </table:table-cell>
          <table:table-cell office:value-type="float" office:value="13456" calcext:value-type="float">
            <text:p>1345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1248" calcext:value-type="float">
            <text:p>1248</text:p>
          </table:table-cell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  <table:table-cell table:style-name="ce90" office:value-type="float" office:value="9608" calcext:value-type="float">
            <text:p>9608</text:p>
          </table:table-cell>
          <table:table-cell/>
        </table:table-row>
        <table:table-row table:style-name="ro1">
          <table:table-cell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0"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style-name="Pivot_20_Table_20_Value"/>
          <table:table-cell table:style-name="ce91" office:value-type="float" office:value="1392" calcext:value-type="float">
            <text:p>1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2496" calcext:value-type="float">
            <text:p>2496</text:p>
          </table:table-cell>
          <table:table-cell table:style-name="ce76" office:value-type="float" office:value="2216" calcext:value-type="float">
            <text:p>2216</text:p>
          </table:table-cell>
          <table:table-cell table:style-name="ce81" office:value-type="float" office:value="3984" calcext:value-type="float">
            <text:p>3984</text:p>
          </table:table-cell>
          <table:table-cell office:value-type="float" office:value="8696" calcext:value-type="float">
            <text:p>8696</text:p>
          </table:table-cell>
          <table:table-cell/>
        </table:table-row>
        <table:table-row table:style-name="ro1">
          <table:table-cell/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72" office:value-type="float" office:value="4128" calcext:value-type="float">
            <text:p>4128</text:p>
          </table:table-cell>
          <table:table-cell table:style-name="ce93" office:value-type="float" office:value="3936" calcext:value-type="float">
            <text:p>3936</text:p>
          </table:table-cell>
          <table:table-cell table:style-name="ce82" office:value-type="float" office:value="7440" calcext:value-type="float">
            <text:p>7440</text:p>
          </table:table-cell>
          <table:table-cell table:style-name="ce90" office:value-type="float" office:value="15504" calcext:value-type="float">
            <text:p>15504</text:p>
          </table:table-cell>
          <table:table-cell/>
        </table:table-row>
        <table:table-row table:style-name="ro1">
          <table:table-cell table:style-name="ce54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73" office:value-type="float" office:value="6560" calcext:value-type="float">
            <text:p>6560</text:p>
          </table:table-cell>
          <table:table-cell table:style-name="ce78" office:value-type="float" office:value="6312" calcext:value-type="float">
            <text:p>631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2872" calcext:value-type="float">
            <text:p>12872</text:p>
          </table:table-cell>
          <table:table-cell/>
        </table:table-row>
        <table:table-row table:style-name="ro1">
          <table:table-cell table:style-name="ce55" office:value-type="string" calcext:value-type="string">
            <text:p>Total Result</text:p>
          </table:table-cell>
          <table:table-cell table:style-name="ce61"/>
          <table:table-cell table:style-name="ce64"/>
          <table:table-cell table:style-name="ce74" office:value-type="float" office:value="50808" calcext:value-type="float">
            <text:p>50808</text:p>
          </table:table-cell>
          <table:table-cell table:style-name="ce79" office:value-type="float" office:value="64480" calcext:value-type="float">
            <text:p>64480</text:p>
          </table:table-cell>
          <table:table-cell table:style-name="ce85" office:value-type="float" office:value="145448" calcext:value-type="float">
            <text:p>145448</text:p>
          </table:table-cell>
          <table:table-cell table:style-name="ce92" office:value-type="float" office:value="260736" calcext:value-type="float">
            <text:p>260736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Key Generation'.A3:'Key Generation'.G24" table:buttons="'Key Generation'.A5 'Key Generation'.B5 'Key Generation'.C5 'Key Generation'.D3 'Key Generation'.E3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12" table:display="true" table:show-details="true"/>
                <table:data-pilot-member table:name="1248" table:display="true" table:show-details="true"/>
                <table:data-pilot-member table:name="1392" table:display="true" table:show-details="true"/>
                <table:data-pilot-member table:name="2216" table:display="true" table:show-details="true"/>
                <table:data-pilot-member table:name="2496" table:display="true" table:show-details="true"/>
                <table:data-pilot-member table:name="3936" table:display="true" table:show-details="true"/>
                <table:data-pilot-member table:name="3984" table:display="true" table:show-details="true"/>
                <table:data-pilot-member table:name="4128" table:display="true" table:show-details="true"/>
                <table:data-pilot-member table:name="4232" table:display="true" table:show-details="true"/>
                <table:data-pilot-member table:name="4240" table:display="true" table:show-details="true"/>
                <table:data-pilot-member table:name="6312" table:display="true" table:show-details="true"/>
                <table:data-pilot-member table:name="6560" table:display="true" table:show-details="true"/>
                <table:data-pilot-member table:name="7440" table:display="true" table:show-details="true"/>
                <table:data-pilot-member table:name="8112" table:display="true" table:show-details="true"/>
                <table:data-pilot-member table:name="8360" table:display="true" table:show-details="true"/>
                <table:data-pilot-member table:name="11776" table:display="true" table:show-details="true"/>
                <table:data-pilot-member table:name="14368" table:display="true" table:show-details="true"/>
                <table:data-pilot-member table:name="16832" table:display="true" table:show-details="true"/>
                <table:data-pilot-member table:name="296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ign.A1:Sign.G22" table:buttons="Sign.A3 Sign.B3 Sign.C3 Sign.D1 Sign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0456" table:display="true" table:show-details="true"/>
                <table:data-pilot-member table:name="54600" table:display="true" table:show-details="true"/>
                <table:data-pilot-member table:name="75288" table:display="true" table:show-details="true"/>
                <table:data-pilot-member table:name="76880" table:display="true" table:show-details="true"/>
                <table:data-pilot-member table:name="77768" table:display="true" table:show-details="true"/>
                <table:data-pilot-member table:name="87656" table:display="true" table:show-details="true"/>
                <table:data-pilot-member table:name="93016" table:display="true" table:show-details="true"/>
                <table:data-pilot-member table:name="99368" table:display="true" table:show-details="true"/>
                <table:data-pilot-member table:name="116224" table:display="true" table:show-details="true"/>
                <table:data-pilot-member table:name="116504" table:display="true" table:show-details="true"/>
                <table:data-pilot-member table:name="118352" table:display="true" table:show-details="true"/>
                <table:data-pilot-member table:name="119016" table:display="true" table:show-details="true"/>
                <table:data-pilot-member table:name="145584" table:display="true" table:show-details="true"/>
                <table:data-pilot-member table:name="151240" table:display="true" table:show-details="true"/>
                <table:data-pilot-member table:name="156712" table:display="true" table:show-details="true"/>
                <table:data-pilot-member table:name="170424" table:display="true" table:show-details="true"/>
                <table:data-pilot-member table:name="182488" table:display="true" table:show-details="true"/>
                <table:data-pilot-member table:name="200840" table:display="true" table:show-details="true"/>
                <table:data-pilot-member table:name="203128" table:display="true" table:show-details="true"/>
                <table:data-pilot-member table:name="210016" table:display="true" table:show-details="true"/>
                <table:data-pilot-member table:name="211952" table:display="true" table:show-details="true"/>
                <table:data-pilot-member table:name="214144" table:display="true" table:show-details="true"/>
                <table:data-pilot-member table:name="215400" table:display="true" table:show-details="true"/>
                <table:data-pilot-member table:name="227536" table:display="true" table:show-details="true"/>
                <table:data-pilot-member table:name="240896" table:display="true" table:show-details="true"/>
                <table:data-pilot-member table:name="257976" table:display="true" table:show-details="true"/>
                <table:data-pilot-member table:name="263232" table:display="true" table:show-details="true"/>
                <table:data-pilot-member table:name="300704" table:display="true" table:show-details="true"/>
                <table:data-pilot-member table:name="300928" table:display="true" table:show-details="true"/>
                <table:data-pilot-member table:name="309608" table:display="true" table:show-details="true"/>
                <table:data-pilot-member table:name="351856" table:display="true" table:show-details="true"/>
                <table:data-pilot-member table:name="351888" table:display="true" table:show-details="true"/>
                <table:data-pilot-member table:name="353032" table:display="true" table:show-details="true"/>
                <table:data-pilot-member table:name="360216" table:display="true" table:show-details="true"/>
                <table:data-pilot-member table:name="386672" table:display="true" table:show-details="true"/>
                <table:data-pilot-member table:name="417040" table:display="true" table:show-details="true"/>
                <table:data-pilot-member table:name="421392" table:display="true" table:show-details="true"/>
                <table:data-pilot-member table:name="423232" table:display="true" table:show-details="true"/>
                <table:data-pilot-member table:name="453168" table:display="true" table:show-details="true"/>
                <table:data-pilot-member table:name="463008" table:display="true" table:show-details="true"/>
                <table:data-pilot-member table:name="463484" table:display="true" table:show-details="true"/>
                <table:data-pilot-member table:name="514136" table:display="true" table:show-details="true"/>
                <table:data-pilot-member table:name="573664" table:display="true" table:show-details="true"/>
                <table:data-pilot-member table:name="5773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22" table:buttons="Verify.A3 Verify.B3 Verify.C3 Verify.D1 Verify.E1" table:show-filter-button="false" table:drill-down-on-double-click="false">
          <table:source-cell-range table:cell-range-address="'Memory_Evaluation-Signature_Schemes'.A1:'Memory_Evaluation-Signature_Schemes'.J49"/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bytes]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760" table:display="true" table:show-details="true"/>
                <table:data-pilot-member table:name="14776" table:display="true" table:show-details="true"/>
                <table:data-pilot-member table:name="25904" table:display="true" table:show-details="true"/>
                <table:data-pilot-member table:name="29984" table:display="true" table:show-details="true"/>
                <table:data-pilot-member table:name="31080" table:display="true" table:show-details="true"/>
                <table:data-pilot-member table:name="33456" table:display="true" table:show-details="true"/>
                <table:data-pilot-member table:name="34648" table:display="true" table:show-details="true"/>
                <table:data-pilot-member table:name="36316" table:display="true" table:show-details="true"/>
                <table:data-pilot-member table:name="41824" table:display="true" table:show-details="true"/>
                <table:data-pilot-member table:name="42168" table:display="true" table:show-details="true"/>
                <table:data-pilot-member table:name="48280" table:display="true" table:show-details="true"/>
                <table:data-pilot-member table:name="51512" table:display="true" table:show-details="true"/>
                <table:data-pilot-member table:name="54888" table:display="true" table:show-details="true"/>
                <table:data-pilot-member table:name="56720" table:display="true" table:show-details="true"/>
                <table:data-pilot-member table:name="64500" table:display="true" table:show-details="true"/>
                <table:data-pilot-member table:name="67016" table:display="true" table:show-details="true"/>
                <table:data-pilot-member table:name="73456" table:display="true" table:show-details="true"/>
                <table:data-pilot-member table:name="77936" table:display="true" table:show-details="true"/>
                <table:data-pilot-member table:name="84280" table:display="true" table:show-details="true"/>
                <table:data-pilot-member table:name="91312" table:display="true" table:show-details="true"/>
                <table:data-pilot-member table:name="92984" table:display="true" table:show-details="true"/>
                <table:data-pilot-member table:name="94372" table:display="true" table:show-details="true"/>
                <table:data-pilot-member table:name="96576" table:display="true" table:show-details="true"/>
                <table:data-pilot-member table:name="98612" table:display="true" table:show-details="true"/>
                <table:data-pilot-member table:name="108756" table:display="true" table:show-details="true"/>
                <table:data-pilot-member table:name="108772" table:display="true" table:show-details="true"/>
                <table:data-pilot-member table:name="111800" table:display="true" table:show-details="true"/>
                <table:data-pilot-member table:name="113184" table:display="true" table:show-details="true"/>
                <table:data-pilot-member table:name="121640" table:display="true" table:show-details="true"/>
                <table:data-pilot-member table:name="124648" table:display="true" table:show-details="true"/>
                <table:data-pilot-member table:name="135952" table:display="true" table:show-details="true"/>
                <table:data-pilot-member table:name="145108" table:display="true" table:show-details="true"/>
                <table:data-pilot-member table:name="155156" table:display="true" table:show-details="true"/>
                <table:data-pilot-member table:name="157772" table:display="true" table:show-details="true"/>
                <table:data-pilot-member table:name="158704" table:display="true" table:show-details="true"/>
                <table:data-pilot-member table:name="159872" table:display="true" table:show-details="true"/>
                <table:data-pilot-member table:name="184632" table:display="true" table:show-details="true"/>
                <table:data-pilot-member table:name="209224" table:display="true" table:show-details="true"/>
                <table:data-pilot-member table:name="214020" table:display="true" table:show-details="true"/>
                <table:data-pilot-member table:name="222424" table:display="true" table:show-details="true"/>
                <table:data-pilot-member table:name="223832" table:display="true" table:show-details="true"/>
                <table:data-pilot-member table:name="248804" table:display="true" table:show-details="true"/>
                <table:data-pilot-member table:name="255760" table:display="true" table:show-details="true"/>
                <table:data-pilot-member table:name="2709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0:08:00.276108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8:10:06.579651856</dc:date>
    <meta:editing-duration>PT7H49M30S</meta:editing-duration>
    <meta:editing-cycles>11</meta:editing-cycles>
    <meta:generator>LibreOffice/24.2.7.2$Linux_X86_64 LibreOffice_project/420$Build-2</meta:generator>
    <meta:document-statistic meta:table-count="4" meta:cell-count="81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901cm" svg:height="29.756cm" xlink:href=".." xlink:type="simple" loext:data-pilot-source="DataPilot1" chart:class="chart:bar" chart:style-name="ch1">
        <chart:title svg:x="22.451cm" svg:y="0.731cm" chart:style-name="ch2">
          <text:p>Key Generation Memory Usage (Bytes)</text:p>
        </chart:title>
        <chart:legend chart:legend-position="end" svg:x="44.095cm" svg:y="9.753cm" style:legend-expansion="high" chart:style-name="ch3"/>
        <chart:plot-area chart:style-name="ch4" table:cell-range-address="PivotChart" chart:data-source-has-labels="column" svg:x="1.058cm" svg:y="2.105cm" svg:width="41.979cm" svg:height="26.156cm">
          <chart:coordinate-region svg:x="2.262cm" svg:y="2.304cm" svg:width="40.775cm" svg:height="24.51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sdp 1</text:p>
                <text:list>
                  <text:list-item>
                    <text:p>balance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112">
                <text:p>1112</text:p>
                <draw:g>
                  <svg:desc>PT@data 0</svg:desc>
                </draw:g>
              </table:table-cell>
              <table:table-cell office:value-type="float" office:value="4232">
                <text:p>4232</text:p>
                <draw:g>
                  <svg:desc>PT@data 1</svg:desc>
                </draw:g>
              </table:table-cell>
              <table:table-cell office:value-type="float" office:value="8112">
                <text:p>8112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balance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8360">
                <text:p>8360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balance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14368">
                <text:p>1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lance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2216">
                <text:p>221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balance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3936">
                <text:p>393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balance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6312">
                <text:p>6312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fast sdp 1</text:p>
                <text:list>
                  <text:list-item>
                    <text:p>fast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fast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fast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29624">
                <text:p>29624</text:p>
              </table:table-cell>
            </table:table-row>
            <table:table-row>
              <table:table-cell office:value-type="string">
                <text:p>fast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fast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NaN">
                <text:p>NaN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fast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small sdp 1</text:p>
                <text:list>
                  <text:list-item>
                    <text:p>small</text:p>
                  </text:list-item>
                  <text:list-item>
                    <text:p>sdp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12">
                <text:p>1112</text:p>
              </table:table-cell>
              <table:table-cell office:value-type="float" office:value="4232">
                <text:p>4232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small sdp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248">
                <text:p>1248</text:p>
              </table:table-cell>
              <table:table-cell office:value-type="float" office:value="8360">
                <text:p>8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all sdp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sdpg 1</text:p>
                <text:list>
                  <text:list-item>
                    <text:p/>
                  </text:list-item>
                  <text:list-item>
                    <text:p>sdpg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96">
                <text:p>2496</text:p>
              </table:table-cell>
              <table:table-cell office:value-type="float" office:value="2216">
                <text:p>221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small sdpg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128">
                <text:p>4128</text:p>
              </table:table-cell>
              <table:table-cell office:value-type="float" office:value="3936">
                <text:p>393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small sdpg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6560">
                <text:p>6560</text:p>
              </table:table-cell>
              <table:table-cell office:value-type="float" office:value="6312">
                <text:p>63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579cm" svg:height="25.075cm" xlink:href=".." xlink:type="simple" loext:data-pilot-source="DataPilot2" chart:class="chart:bar" chart:style-name="ch1">
        <chart:title svg:x="19.097cm" svg:y="0.637cm" chart:style-name="ch2">
          <text:p>Signing Memory Usage (Bytes)</text:p>
        </chart:title>
        <chart:legend chart:legend-position="end" svg:x="37.125cm" svg:y="8.219cm" style:legend-expansion="high" chart:style-name="ch3"/>
        <chart:plot-area chart:style-name="ch4" table:cell-range-address="PivotChart" chart:data-source-has-labels="column" svg:x="0.891cm" svg:y="1.917cm" svg:width="35.343cm" svg:height="21.757cm">
          <chart:coordinate-region svg:x="2.28cm" svg:y="2.116cm" svg:width="33.954cm" svg:height="20.1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93016">
                <text:p>93016</text:p>
                <draw:g>
                  <svg:desc>PT@data 0</svg:desc>
                </draw:g>
              </table:table-cell>
              <table:table-cell office:value-type="float" office:value="99368">
                <text:p>99368</text:p>
                <draw:g>
                  <svg:desc>PT@data 1</svg:desc>
                </draw:g>
              </table:table-cell>
              <table:table-cell office:value-type="float" office:value="210016">
                <text:p>210016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4600">
                <text:p>54600</text:p>
              </table:table-cell>
              <table:table-cell office:value-type="float" office:value="NaN">
                <text:p>NaN</text:p>
              </table:table-cell>
              <table:table-cell office:value-type="float" office:value="116224">
                <text:p>116224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82488">
                <text:p>182488</text:p>
              </table:table-cell>
              <table:table-cell office:value-type="float" office:value="351856">
                <text:p>351856</text:p>
              </table:table-cell>
              <table:table-cell office:value-type="float" office:value="421392">
                <text:p>42139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03128">
                <text:p>203128</text:p>
              </table:table-cell>
              <table:table-cell office:value-type="float" office:value="227536">
                <text:p>227536</text:p>
              </table:table-cell>
              <table:table-cell office:value-type="float" office:value="463484">
                <text:p>463484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19016">
                <text:p>119016</text:p>
              </table:table-cell>
              <table:table-cell office:value-type="float" office:value="NaN">
                <text:p>NaN</text:p>
              </table:table-cell>
              <table:table-cell office:value-type="float" office:value="257976">
                <text:p>257976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00928">
                <text:p>300928</text:p>
              </table:table-cell>
              <table:table-cell office:value-type="float" office:value="514136">
                <text:p>51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60216">
                <text:p>360216</text:p>
              </table:table-cell>
              <table:table-cell office:value-type="float" office:value="386672">
                <text:p>38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11952">
                <text:p>211952</text:p>
              </table:table-cell>
              <table:table-cell office:value-type="float" office:value="NaN">
                <text:p>NaN</text:p>
              </table:table-cell>
              <table:table-cell office:value-type="float" office:value="463008">
                <text:p>463008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73664">
                <text:p>5736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5288">
                <text:p>75288</text:p>
              </table:table-cell>
              <table:table-cell office:value-type="float" office:value="76880">
                <text:p>76880</text:p>
              </table:table-cell>
              <table:table-cell office:value-type="float" office:value="156712">
                <text:p>15671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0456">
                <text:p>40456</text:p>
              </table:table-cell>
              <table:table-cell office:value-type="float" office:value="NaN">
                <text:p>NaN</text:p>
              </table:table-cell>
              <table:table-cell office:value-type="float" office:value="77768">
                <text:p>777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45584">
                <text:p>145584</text:p>
              </table:table-cell>
              <table:table-cell office:value-type="float" office:value="263232">
                <text:p>263232</text:p>
              </table:table-cell>
              <table:table-cell office:value-type="float" office:value="309608">
                <text:p>309608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16504">
                <text:p>116504</text:p>
              </table:table-cell>
              <table:table-cell office:value-type="float" office:value="118352">
                <text:p>118352</text:p>
              </table:table-cell>
              <table:table-cell office:value-type="float" office:value="240896">
                <text:p>240896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87656">
                <text:p>87656</text:p>
              </table:table-cell>
              <table:table-cell office:value-type="float" office:value="NaN">
                <text:p>NaN</text:p>
              </table:table-cell>
              <table:table-cell office:value-type="float" office:value="170424">
                <text:p>170424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14144">
                <text:p>214144</text:p>
              </table:table-cell>
              <table:table-cell office:value-type="float" office:value="417040">
                <text:p>417040</text:p>
              </table:table-cell>
              <table:table-cell office:value-type="float" office:value="453168">
                <text:p>453168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00840">
                <text:p>200840</text:p>
              </table:table-cell>
              <table:table-cell office:value-type="float" office:value="215400">
                <text:p>215400</text:p>
              </table:table-cell>
              <table:table-cell office:value-type="float" office:value="423232">
                <text:p>423232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51240">
                <text:p>151240</text:p>
              </table:table-cell>
              <table:table-cell office:value-type="float" office:value="NaN">
                <text:p>NaN</text:p>
              </table:table-cell>
              <table:table-cell office:value-type="float" office:value="300704">
                <text:p>300704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353032">
                <text:p>353032</text:p>
              </table:table-cell>
              <table:table-cell office:value-type="float" office:value="577336">
                <text:p>5773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43cm" svg:height="24.886cm" xlink:href=".." xlink:type="simple" loext:data-pilot-source="DataPilot3" chart:class="chart:bar" chart:style-name="ch1">
        <chart:title svg:x="19.114cm" svg:y="0.633cm" chart:style-name="ch2">
          <text:p>Verify Memory Usage (Bytes)</text:p>
        </chart:title>
        <chart:legend chart:legend-position="end" svg:x="36.844cm" svg:y="8.157cm" style:legend-expansion="high" chart:style-name="ch3"/>
        <chart:plot-area chart:style-name="ch4" table:cell-range-address="PivotChart" chart:data-source-has-labels="column" svg:x="0.884cm" svg:y="1.909cm" svg:width="35.076cm" svg:height="21.58cm">
          <chart:coordinate-region svg:x="2.273cm" svg:y="2.108cm" svg:width="33.687cm" svg:height="19.93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- 2</text:p>
                <draw:g>
                  <svg:desc>PT@label 0</svg:desc>
                </draw:g>
              </table:table-cell>
              <table:table-cell office:value-type="string">
                <text:p>ref - 1.2</text:p>
                <draw:g>
                  <svg:desc>PT@label 1</svg:desc>
                </draw:g>
              </table:table-cell>
              <table:table-cell office:value-type="string">
                <text:p>ref - 2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6316">
                <text:p>36316</text:p>
                <draw:g>
                  <svg:desc>PT@data 0</svg:desc>
                </draw:g>
              </table:table-cell>
              <table:table-cell office:value-type="float" office:value="33456">
                <text:p>33456</text:p>
                <draw:g>
                  <svg:desc>PT@data 1</svg:desc>
                </draw:g>
              </table:table-cell>
              <table:table-cell office:value-type="float" office:value="113184">
                <text:p>113184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4776">
                <text:p>14776</text:p>
              </table:table-cell>
              <table:table-cell office:value-type="float" office:value="NaN">
                <text:p>NaN</text:p>
              </table:table-cell>
              <table:table-cell office:value-type="float" office:value="56720">
                <text:p>56720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7016">
                <text:p>67016</text:p>
              </table:table-cell>
              <table:table-cell office:value-type="float" office:value="108756">
                <text:p>108756</text:p>
              </table:table-cell>
              <table:table-cell office:value-type="float" office:value="223832">
                <text:p>223832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7936">
                <text:p>77936</text:p>
              </table:table-cell>
              <table:table-cell office:value-type="float" office:value="73456">
                <text:p>73456</text:p>
              </table:table-cell>
              <table:table-cell office:value-type="float" office:value="248804">
                <text:p>248804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9984">
                <text:p>29984</text:p>
              </table:table-cell>
              <table:table-cell office:value-type="float" office:value="NaN">
                <text:p>NaN</text:p>
              </table:table-cell>
              <table:table-cell office:value-type="float" office:value="124648">
                <text:p>124648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11800">
                <text:p>111800</text:p>
              </table:table-cell>
              <table:table-cell office:value-type="float" office:value="157772">
                <text:p>15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35952">
                <text:p>135952</text:p>
              </table:table-cell>
              <table:table-cell office:value-type="float" office:value="121640">
                <text:p>12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51512">
                <text:p>51512</text:p>
              </table:table-cell>
              <table:table-cell office:value-type="float" office:value="NaN">
                <text:p>NaN</text:p>
              </table:table-cell>
              <table:table-cell office:value-type="float" office:value="222424">
                <text:p>222424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09224">
                <text:p>2092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4648">
                <text:p>34648</text:p>
              </table:table-cell>
              <table:table-cell office:value-type="float" office:value="31080">
                <text:p>31080</text:p>
              </table:table-cell>
              <table:table-cell office:value-type="float" office:value="94372">
                <text:p>9437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12760">
                <text:p>12760</text:p>
              </table:table-cell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4500">
                <text:p>64500</text:p>
              </table:table-cell>
              <table:table-cell office:value-type="float" office:value="98612">
                <text:p>98612</text:p>
              </table:table-cell>
              <table:table-cell office:value-type="float" office:value="184632">
                <text:p>184632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54888">
                <text:p>54888</text:p>
              </table:table-cell>
              <table:table-cell office:value-type="float" office:value="48280">
                <text:p>48280</text:p>
              </table:table-cell>
              <table:table-cell office:value-type="float" office:value="145108">
                <text:p>145108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25904">
                <text:p>25904</text:p>
              </table:table-cell>
              <table:table-cell office:value-type="float" office:value="NaN">
                <text:p>NaN</text:p>
              </table:table-cell>
              <table:table-cell office:value-type="float" office:value="91312">
                <text:p>91312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96576">
                <text:p>96576</text:p>
              </table:table-cell>
              <table:table-cell office:value-type="float" office:value="155156">
                <text:p>155156</text:p>
              </table:table-cell>
              <table:table-cell office:value-type="float" office:value="270912">
                <text:p>270912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2984">
                <text:p>92984</text:p>
              </table:table-cell>
              <table:table-cell office:value-type="float" office:value="84280">
                <text:p>84280</text:p>
              </table:table-cell>
              <table:table-cell office:value-type="float" office:value="255760">
                <text:p>255760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41824">
                <text:p>41824</text:p>
              </table:table-cell>
              <table:table-cell office:value-type="float" office:value="NaN">
                <text:p>NaN</text:p>
              </table:table-cell>
              <table:table-cell office:value-type="float" office:value="159872">
                <text:p>159872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58704">
                <text:p>158704</text:p>
              </table:table-cell>
              <table:table-cell office:value-type="float" office:value="214020">
                <text:p>21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